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paragraph-rsid="002b0f29" style:font-weight-asian="normal" style:font-weight-complex="normal"/>
    </style:style>
    <style:style style:name="P2" style:family="paragraph" style:parent-style-name="Standard">
      <style:paragraph-properties fo:text-align="start" style:justify-single-word="false"/>
      <style:text-properties fo:font-weight="normal" officeooo:paragraph-rsid="002b0f29" style:font-weight-asian="normal" style:font-weight-complex="normal"/>
    </style:style>
    <style:style style:name="P3" style:family="paragraph" style:parent-style-name="Standard">
      <style:paragraph-properties fo:text-align="center" style:justify-single-word="false"/>
      <style:text-properties fo:font-weight="bold" officeooo:rsid="0002765f" officeooo:paragraph-rsid="002b0f29" style:font-weight-asian="bold" style:font-weight-complex="bold"/>
    </style:style>
    <style:style style:name="P4" style:family="paragraph" style:parent-style-name="Standard">
      <style:paragraph-properties fo:text-align="start" style:justify-single-word="false"/>
      <style:text-properties officeooo:paragraph-rsid="002b0f29"/>
    </style:style>
    <style:style style:name="P5" style:family="paragraph" style:parent-style-name="Standard">
      <style:paragraph-properties fo:text-align="justify" style:justify-single-word="false"/>
      <style:text-properties officeooo:paragraph-rsid="002b0f29"/>
    </style:style>
    <style:style style:name="P6" style:family="paragraph" style:parent-style-name="Standard">
      <style:paragraph-properties fo:text-align="center" style:justify-single-word="false"/>
      <style:text-properties fo:font-weight="bold" officeooo:rsid="0004b47f" officeooo:paragraph-rsid="002b0f29" style:font-weight-asian="bold" style:font-weight-complex="bold"/>
    </style:style>
    <style:style style:name="P7" style:family="paragraph" style:parent-style-name="Standard">
      <style:paragraph-properties fo:text-align="start" style:justify-single-word="false"/>
      <style:text-properties fo:font-weight="bold" officeooo:rsid="0004b47f" officeooo:paragraph-rsid="002b0f29" style:font-weight-asian="bold" style:font-weight-complex="bold"/>
    </style:style>
    <style:style style:name="P8" style:family="paragraph" style:parent-style-name="Standard" style:list-style-name="L1">
      <style:paragraph-properties fo:text-align="start" style:justify-single-word="false"/>
      <style:text-properties officeooo:paragraph-rsid="002b0f29"/>
    </style:style>
    <style:style style:name="P9" style:family="paragraph" style:parent-style-name="Standard" style:list-style-name="L2">
      <style:paragraph-properties fo:text-align="start" style:justify-single-word="false"/>
      <style:text-properties officeooo:paragraph-rsid="002b0f29"/>
    </style:style>
    <style:style style:name="P10" style:family="paragraph" style:parent-style-name="Standard" style:list-style-name="L3">
      <style:paragraph-properties fo:text-align="start" style:justify-single-word="false"/>
      <style:text-properties officeooo:paragraph-rsid="002b0f29"/>
    </style:style>
    <style:style style:name="P11" style:family="paragraph" style:parent-style-name="Standard">
      <style:paragraph-properties fo:text-align="start" style:justify-single-word="false"/>
      <style:text-properties fo:font-weight="normal" officeooo:paragraph-rsid="002b0f29"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paragraph-rsid="002b0f29"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28ce25" style:font-weight-asian="normal" style:font-weight-complex="normal"/>
    </style:style>
    <style:style style:name="T4" style:family="text">
      <style:text-properties fo:font-weight="normal" officeooo:rsid="00279229" style:font-weight-asian="normal" style:font-weight-complex="normal"/>
    </style:style>
    <style:style style:name="T5" style:family="text">
      <style:text-properties fo:font-weight="normal" officeooo:rsid="0028afbb" style:font-weight-asian="normal" style:font-weight-complex="normal"/>
    </style:style>
    <style:style style:name="T6" style:family="text">
      <style:text-properties fo:font-weight="normal" officeooo:rsid="0029a68c" style:font-weight-asian="normal" style:font-weight-complex="normal"/>
    </style:style>
    <style:style style:name="T7" style:family="text">
      <style:text-properties fo:font-weight="normal" officeooo:rsid="002d9a63" style:font-weight-asian="normal" style:font-weight-complex="normal"/>
    </style:style>
    <style:style style:name="T8" style:family="text">
      <style:text-properties fo:font-weight="bold" officeooo:rsid="0004b47f" style:font-weight-asian="bold" style:font-weight-complex="bold"/>
    </style:style>
    <style:style style:name="T9" style:family="text">
      <style:text-properties fo:font-weight="bold" officeooo:rsid="003640a6" style:font-weight-asian="bold" style:font-weight-complex="bold"/>
    </style:style>
    <style:style style:name="T10" style:family="text">
      <style:text-properties officeooo:rsid="00279229"/>
    </style:style>
    <style:style style:name="T11" style:family="text">
      <style:text-properties officeooo:rsid="0028afbb"/>
    </style:style>
    <style:style style:name="T12" style:family="text">
      <style:text-properties officeooo:rsid="0030c1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B I</text:p>
      <text:p text:style-name="P6">PENDAHULUAN</text:p>
      <text:p text:style-name="P6"/>
      <text:p text:style-name="P4"><text:span text:style-name="T8">L</text:span><text:span text:style-name="T9">atar Belakang</text:span></text:p>
      <text:p text:style-name="P1"><text:tab/>Data alumni merupakan salah satu contoh dari suatu sistem informasi yang di rancang untuk dapat membantu pekerjaan dari suatu instansi pendidikan khususnya <text:span text:style-name="T10">di Sekolah Menengah Kejuruan (SMK)</text:span> dalam mengolah data sampai memberikan data secara lengkap lewat tersedianya layanan informasi berbasis <text:span text:style-name="T1">web</text:span>. Data-data tersebut meliputi nama, angkatan, tempat tinggal dan beberapa tambahan data lainnya. Alumni juga memiliki peranan penting untuk pengembangan institusi pendidikan. Karena alumni bisa berperan sebagai cermin kualitas sebuah institusi pendidikan diranah publik. Dengan adanya informasi tentang alumni yang baik secara tidak langsung dapat meningkatkan citra baik <text:span text:style-name="T10">SMKN 1 Cikedung</text:span> terhadap masyarakat umum. Sampai saat ini masih banyak <text:span text:style-name="T10">sekolah-sekolah</text:span> yang belum memanfaatkan penggunaan sistem informasi dalam pendataan dan penelusuran alumni, yang diharapkan mempermudah dalam hal pengolahan dan pengelolaan data alumni tersebut, Selain itu dengan sistem informasi dapat memfasilitasi berbagai keperluan tambahan seperti penelusuran alumni, <text:span text:style-name="T10">reuni, </text:span>berita dan informasi <text:span text:style-name="T10">terkait</text:span> lowongan <text:span text:style-name="T10">pe</text:span>kerja<text:span text:style-name="T10">an</text:span>.</text:p>
      <text:p text:style-name="P1"/>
      <text:p text:style-name="P5"><text:span text:style-name="T2"><text:tab/></text:span>Untuk mempermudah memperoleh informasi data alumni <text:span text:style-name="T10">SMK Negeri 1 Cikedung</text:span>, Diperlukan suatu sistem informasi yang dapat menginformasikan data alumni. Guna mendapatkan informasi yang akurat dan mudah dalam pengaksesan datanya, maka informasi dapat dirangkum dalam sebuah sistem informasi berbasis web sehingga dipandang perlu untuk merancang sistem informasi dengan judul “Perancangan dan Implementasi Sistem Informasi Pengelolaan Data Alumni di <text:span text:style-name="T10">SMK Negeri 1 Cikedung</text:span> Berbasis Web dengan menggunakan <text:span text:style-name="T10">Framework Django</text:span> dan <text:span text:style-name="T11">Redis</text:span>”.</text:p>
      <text:p text:style-name="P2"/>
      <text:p text:style-name="P2"/>
      <text:p text:style-name="P4"><text:span text:style-name="T8">R</text:span><text:span text:style-name="T9">umusan Masalah</text:span></text:p>
      <text:p text:style-name="P2"><text:tab/>Adapun rumusan masalahnya yaitu sebagai berikut :</text:p>
      <text:list xml:id="list2546135833" text:style-name="L1">
        <text:list-item>
          <text:p text:style-name="P8"><text:span text:style-name="T2">Bagaimana perancangan sistem informasi data alumni </text:span><text:span text:style-name="T3">SMK Negeri 1 Cikedung</text:span><text:span text:style-name="T2"> berbasis web dengan menggunakan </text:span><text:span text:style-name="T4">Framework Django</text:span><text:span text:style-name="T2"> dan </text:span><text:span text:style-name="T5">Redis</text:span><text:span text:style-name="T2">.</text:span></text:p>
        </text:list-item>
        <text:list-item>
          <text:p text:style-name="P8"><text:span text:style-name="T2">Bagaimana implementasi sistem informasi data alumni </text:span><text:span text:style-name="T3">SMK Negeri 1 Cikedung</text:span><text:span text:style-name="T2"> berbasis web dengan menggunakan </text:span><text:span text:style-name="T4">Framework Django</text:span><text:span text:style-name="T2"> dan </text:span><text:span text:style-name="T5">Redis</text:span><text:span text:style-name="T2">.</text:span></text:p>
        </text:list-item>
      </text:list>
      <text:p text:style-name="P4"/>
      <text:p text:style-name="P4"/>
      <text:p text:style-name="P4"><text:span text:style-name="T8">B</text:span><text:span text:style-name="T9">atasan Masalah</text:span></text:p>
      <text:p text:style-name="P2"><text:tab/>Dari latar belakang diatas maka, penulisan dibatasi pada permasalahan berikut :</text:p>
      <text:list xml:id="list3467658870" text:style-name="L2">
        <text:list-item>
          <text:p text:style-name="P12">Sistem yang akan dibangun adalah sistem informasi berbasis web.</text:p>
        </text:list-item>
        <text:list-item>
          <text:p text:style-name="P9"><text:span text:style-name="T2">Pengolahan data alumni yang akan ditampilkan dalam sistem informasi alumni adalah data alumni </text:span><text:span text:style-name="T6">SMK Negeri 1 Cikedung</text:span><text:span text:style-name="T2"> yang diterima saat penelitian.</text:span></text:p>
        </text:list-item>
        <text:list-item>
          <text:p text:style-name="P9"><text:soft-page-break/><text:span text:style-name="T2">Pengolahan data hanya bisa dilakukan oleh administrator. Hak akses </text:span><text:span text:style-name="T6">pengguna</text:span><text:span text:style-name="T2"> hanya dapat melihat data, </text:span><text:span text:style-name="T7">mengubah data sendiri, dan mensubmit lowongan pekerjaan</text:span><text:span text:style-name="T2">.</text:span></text:p>
        </text:list-item>
        <text:list-item>
          <text:p text:style-name="P12">Data yang diambil dari tahun angkatan 2010.</text:p>
        </text:list-item>
      </text:list>
      <text:p text:style-name="P7"/>
      <text:p text:style-name="P7"/>
      <text:p text:style-name="P4"><text:span text:style-name="T8">T</text:span><text:span text:style-name="T9">ujuan Proyek</text:span></text:p>
      <text:p text:style-name="P2"><text:tab/>Tujuan untuk penelitian <text:span text:style-name="T12">pada matakuliah proyek pengembangan aplikasi web</text:span> ini adalah sebagai berikut :</text:p>
      <text:list xml:id="list627847422" text:style-name="L3">
        <text:list-item>
          <text:p text:style-name="P10"><text:span text:style-name="T2">Untuk merancang sistem informasi data alumni </text:span><text:span text:style-name="T3">SMK Negeri 1 Cikedung</text:span><text:span text:style-name="T2"> berbasis web dengan menggunakan </text:span><text:span text:style-name="T4">Framework Django</text:span><text:span text:style-name="T2"> dan </text:span><text:span text:style-name="T5">Redis</text:span><text:span text:style-name="T2">.</text:span></text:p>
        </text:list-item>
        <text:list-item>
          <text:p text:style-name="P10"><text:span text:style-name="T2">Untuk mengimplementasikan sistem informasi data alumni </text:span><text:span text:style-name="T3">SMK Negeri 1 Cikedung</text:span><text:span text:style-name="T2"> berbasis web dengan menggunakan </text:span><text:span text:style-name="T4">Framework Django</text:span><text:span text:style-name="T2"> dan </text:span><text:span text:style-name="T5">Redis</text:span><text:span text:style-name="T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09:26:43.643666562</meta:creation-date>
    <dc:date>2017-05-17T09:59:14.031705053</dc:date>
    <meta:editing-duration>PT53M14S</meta:editing-duration>
    <meta:editing-cycles>25</meta:editing-cycles>
    <meta:generator>LibreOffice/5.3.2.2$Linux_X86_64 LibreOffice_project/30m0$Build-2</meta:generator>
    <meta:document-statistic meta:table-count="0" meta:image-count="0" meta:object-count="0" meta:page-count="2" meta:paragraph-count="19" meta:word-count="392" meta:character-count="2887" meta:non-whitespace-character-count="2517"/>
  </office:meta>
</office:document-meta>
</file>